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048125cm"/>
    </style:style>
    <style:style style:name="co3" style:family="table-column">
      <style:table-column-properties fo:break-before="auto" style:column-width="4.286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CLOAK</text:p>
          </table:table-cell>
          <table:table-cell office:value-type="string" table:style-name="ce1">
            <text:p>PRESC</text:p>
          </table:table-cell>
          <table:table-cell office:value-type="string" table:style-name="ce1">
            <text:p>CLOAK TIMERA</text:p>
          </table:table-cell>
          <table:table-cell office:value-type="string" table:style-name="ce1">
            <text:p>wartosc timera</text:p>
          </table:table-cell>
          <table:table-cell office:value-type="string" table:style-name="ce1">
            <text:p>maks wartosc</text:p>
          </table:table-cell>
          <table:table-cell table:number-columns-repeated="16379" table:style-name="ce1"/>
        </table:table-row>
        <table:table-row table:style-name="ro1">
          <table:table-cell office:value-type="float" office:value="14745600" table:style-name="ce1">
            <text:p>14745600</text:p>
          </table:table-cell>
          <table:table-cell office:value-type="float" office:value="64" table:style-name="ce1">
            <text:p>64</text:p>
          </table:table-cell>
          <table:table-cell office:value-type="float" office:value="230400" table:formula="of:=[.A2]/[.B2]" table:style-name="ce1">
            <text:p>230400</text:p>
          </table:table-cell>
          <table:table-cell office:value-type="float" office:value="14400" table:formula="of:=[.C2]/16" table:style-name="ce1">
            <text:p>14400</text:p>
          </table:table-cell>
          <table:table-cell office:value-type="float" office:value="65536" table:formula="of:=2^16" table:style-name="ce1">
            <text:p>65536</text:p>
          </table:table-cell>
          <table:table-cell table:number-columns-repeated="2" table:style-name="ce1"/>
          <table:table-cell office:value-type="float" office:value="62.5" table:formula="of:=1000/16" table:style-name="ce1">
            <text:p>62,5</text:p>
          </table:table-cell>
          <table:table-cell table:number-columns-repeated="16376"/>
        </table:table-row>
        <table:table-row table:style-name="ro1">
          <table:table-cell office:value-type="float" office:value="14745600" table:style-name="ce1">
            <text:p>14745600</text:p>
          </table:table-cell>
          <table:table-cell office:value-type="float" office:value="32" table:style-name="ce1">
            <text:p>32</text:p>
          </table:table-cell>
          <table:table-cell office:value-type="float" office:value="460800" table:formula="of:=[.A3]/[.B3]" table:style-name="ce1">
            <text:p>460800</text:p>
          </table:table-cell>
          <table:table-cell office:value-type="float" office:value="28800" table:formula="of:=[.C3]/16" table:style-name="ce1">
            <text:p>28800</text:p>
          </table:table-cell>
          <table:table-cell office:value-type="float" office:value="65536" table:formula="of:=2^16" table:style-name="ce1">
            <text:p>65536</text:p>
          </table:table-cell>
          <table:table-cell table:number-columns-repeated="16379" table:style-name="ce1"/>
        </table:table-row>
        <table:table-row table:style-name="ro1">
          <table:table-cell office:value-type="float" office:value="14745600" table:style-name="ce1">
            <text:p>14745600</text:p>
          </table:table-cell>
          <table:table-cell office:value-type="float" office:value="16" table:style-name="ce1">
            <text:p>16</text:p>
          </table:table-cell>
          <table:table-cell office:value-type="float" office:value="921600" table:formula="of:=[.A4]/[.B4]" table:style-name="ce1">
            <text:p>921600</text:p>
          </table:table-cell>
          <table:table-cell office:value-type="float" office:value="57600" table:formula="of:=[.C4]/16" table:style-name="ce1">
            <text:p>57600</text:p>
          </table:table-cell>
          <table:table-cell office:value-type="float" office:value="65536" table:formula="of:=2^16" table:style-name="ce1">
            <text:p>65536</text:p>
          </table:table-cell>
          <table:table-cell table:number-columns-repeated="16379" table:style-name="ce1"/>
        </table:table-row>
        <table:table-row table:style-name="ro1">
          <table:table-cell office:value-type="float" office:value="14745600" table:style-name="ce1">
            <text:p>14745600</text:p>
          </table:table-cell>
          <table:table-cell table:style-name="ce1"/>
          <table:table-cell office:value-type="float" office:value="0" table:formula="of:=[.A5]/[.B5]" table:style-name="ce1">
            <text:p>#DZIEL/0!</text:p>
          </table:table-cell>
          <table:table-cell office:value-type="float" office:value="0" table:formula="of:=[.C5]/16" table:style-name="ce1">
            <text:p>#DZIEL/0!</text:p>
          </table:table-cell>
          <table:table-cell table:number-columns-repeated="16380" table:style-name="ce1"/>
        </table:table-row>
        <table:table-row table:style-name="ro1">
          <table:table-cell office:value-type="float" office:value="14745600" table:style-name="ce1">
            <text:p>14745600</text:p>
          </table:table-cell>
          <table:table-cell table:style-name="ce1"/>
          <table:table-cell office:value-type="float" office:value="0" table:formula="of:=[.A6]/[.B6]" table:style-name="ce1">
            <text:p>#DZIEL/0!</text:p>
          </table:table-cell>
          <table:table-cell office:value-type="float" office:value="0" table:formula="of:=[.C6]/16" table:style-name="ce1">
            <text:p>#DZIEL/0!</text:p>
          </table:table-cell>
          <table:table-cell table:number-columns-repeated="16380" table:style-name="ce1"/>
        </table:table-row>
        <table:table-row table:style-name="ro1">
          <table:table-cell office:value-type="float" office:value="14745600" table:style-name="ce1">
            <text:p>14745600</text:p>
          </table:table-cell>
          <table:table-cell table:style-name="ce1"/>
          <table:table-cell office:value-type="float" office:value="0" table:formula="of:=[.A7]/[.B7]" table:style-name="ce1">
            <text:p>#DZIEL/0!</text:p>
          </table:table-cell>
          <table:table-cell office:value-type="float" office:value="0" table:formula="of:=[.C7]/16" table:style-name="ce1">
            <text:p>#DZIEL/0!</text:p>
          </table:table-cell>
          <table:table-cell table:number-columns-repeated="16380" table:style-name="ce1"/>
        </table:table-row>
        <table:table-row table:style-name="ro1">
          <table:table-cell office:value-type="float" office:value="14745600" table:style-name="ce1">
            <text:p>14745600</text:p>
          </table:table-cell>
          <table:table-cell table:style-name="ce1"/>
          <table:table-cell office:value-type="float" office:value="0" table:formula="of:=[.A8]/[.B8]" table:style-name="ce1">
            <text:p>#DZIEL/0!</text:p>
          </table:table-cell>
          <table:table-cell office:value-type="float" office:value="0" table:formula="of:=[.C8]/16" table:style-name="ce1">
            <text:p>#DZIEL/0!</text:p>
          </table:table-cell>
          <table:table-cell table:number-columns-repeated="16380" table:style-name="ce1"/>
        </table:table-row>
        <table:table-row table:style-name="ro1">
          <table:table-cell office:value-type="float" office:value="14745600" table:style-name="ce1">
            <text:p>14745600</text:p>
          </table:table-cell>
          <table:table-cell table:style-name="ce1"/>
          <table:table-cell office:value-type="float" office:value="0" table:formula="of:=[.A9]/[.B9]" table:style-name="ce1">
            <text:p>#DZIEL/0!</text:p>
          </table:table-cell>
          <table:table-cell office:value-type="float" office:value="0" table:formula="of:=[.C9]/16" table:style-name="ce1">
            <text:p>#DZIEL/0!</text:p>
          </table:table-cell>
          <table:table-cell table:number-columns-repeated="16380" table:style-name="ce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relu</meta:initial-creator>
    <dc:creator>Drelu</dc:creator>
    <meta:creation-date>2016-05-22T13:50:26Z</meta:creation-date>
    <dc:date>2016-05-22T16:37:15Z</dc:date>
  </office:meta>
</office:document-meta>
</file>